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de93e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de93e" style:font-size-asian="10pt" style:font-size-complex="10pt"/>
    </style:style>
    <style:style style:name="P5" style:family="paragraph" style:parent-style-name="UrbanTitle">
      <style:text-properties officeooo:paragraph-rsid="000de93e"/>
    </style:style>
    <style:style style:name="P6" style:family="paragraph" style:parent-style-name="UrbanBody">
      <style:text-properties style:font-name="arial" fo:font-size="12pt" style:font-size-asian="12pt" style:font-size-complex="12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officeooo:paragraph-rsid="000f253d" style:font-size-asian="11pt" style:font-size-complex="11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7" style:family="text">
      <style:text-properties style:font-name="arial"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8" style:family="text">
      <style:text-properties style:font-name="arial" fo:font-style="normal" style:text-underline-style="none" style:font-style-asian="normal" style:font-style-complex="normal"/>
    </style:style>
    <style:style style:name="T9" style:family="text">
      <style:text-properties fo:color="#000000" fo:language="fr" fo:country="BE" fo:font-style="italic" style:text-underline-style="none" fo:font-weight="normal" officeooo:rsid="002cf8be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10" style:family="text">
      <style:text-properties fo:color="#000000" fo:language="fr" fo:country="BE" fo:font-style="italic" style:text-underline-style="none" fo:font-weight="normal" officeooo:rsid="0012c611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11" style:family="text">
      <style:text-properties fo:color="#000000" fo:language="fr" fo:country="BE" fo:font-style="italic" style:text-underline-style="none" fo:font-weight="normal" officeooo:rsid="000f253d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9"><text:span text:style-name="T17">do text</text:span></text:p><text:p text:style-name="P9"><text:span text:style-name="T1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7"><text:span text:style-name="T9"><office:annotation><dc:creator>Auteur inconnu</dc:creator><dc:date>2022-12-09T13:52:51.916827822</dc:date><text:p text:style-name="P8"><text:span text:style-name="T12">do text</text:span></text:p><text:p text:style-name="P8"><text:span text:style-name="T12">from document(at=arne, format='odt')</text:span></text:p></office:annotation></text:span><text:span text:style-name="T10">adresse f</text:span><text:span text:style-name="T11">t</text:span><text:span text:style-name="T6"><text:line-break/></text:span><text:span text:style-name="T7">RECOMMANDE</text:span></text:p>
          </table:table-cell>
        </table:table-row>
      </table:table>
      <text:p text:style-name="P5"><text:span text:style-name="Emphasis"><text:span text:style-name="T1"/></text:span></text:p>
      <text:p text:style-name="P5"><text:span text:style-name="Emphasis"><text:span text:style-name="T8">Permis d'environnement classe 1</text:span></text:span></text:p>
      <text:p text:style-name="P6"/>
      <text:p text:style-name="P1"/>
      <text:p text:style-name="P2"><text:span text:style-name="T3"><office:annotation><dc:creator>Gauthier Bastien</dc:creator><dc:date>2011-02-16T16:12:24</dc:date><text:p text:style-name="P9"><text:span text:style-name="T16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9"><text:span text:style-name="T15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emande de permis d'environnement classe 1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9"><text:span text:style-name="T13">do text</text:span></text:p><text:p text:style-name="P9"><text:span text:style-name="T14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12-09T14:01:26.666548893</dc:date>
    <meta:editing-duration>PT7H51M5S</meta:editing-duration>
    <meta:editing-cycles>46</meta:editing-cycles>
    <meta:generator>LibreOffice/6.4.7.2$Linux_X86_64 LibreOffice_project/40$Build-2</meta:generator>
    <meta:document-statistic meta:table-count="1" meta:image-count="0" meta:object-count="0" meta:page-count="1" meta:paragraph-count="14" meta:word-count="123" meta:character-count="904" meta:non-whitespace-character-count="810"/>
  </office:meta>
</office:document-meta>
</file>